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3465A4" style:repeat-content="false"/>
      <style:paragraph-properties fo:text-align="start" fo:margin-left="0cm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37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Default" style:data-style-name="N38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3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CNA10-2022" table:style-name="ta1">
        <table:table-column table:style-name="co1" table:default-cell-style-name="ce1"/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Num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Start Time</text:p>
          </table:table-cell>
          <table:table-cell office:value-type="string" table:style-name="ce2">
            <text:p>End Time</text:p>
          </table:table-cell>
          <table:table-cell office:value-type="string" table:style-name="ce2">
            <text:p>Duration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date" office:date-value="2022-07-11T00:00:00" table:style-name="ce4">
            <text:p>07/11/22</text:p>
          </table:table-cell>
          <table:table-cell office:value-type="time" office:time-value="PT230H0M0S" table:style-name="ce5">
            <text:p>02:00:00 PM</text:p>
          </table:table-cell>
          <table:table-cell office:value-type="time" office:time-value="PT232H0M0S" table:style-name="ce5">
            <text:p>04:00:00 PM</text:p>
          </table:table-cell>
          <table:table-cell office:value-type="time" office:time-value="PT2H0M0S" table:formula="of:=[.D2]-[.C2]" table:style-name="ce6">
            <text:p>02:00:00</text:p>
          </table:table-cell>
          <table:table-cell office:value-type="string" table:style-name="ce3">
            <text:p>مغادرة</text:p>
          </table:table-cell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date" office:date-value="2022-09-11T00:00:00" table:style-name="ce4">
            <text:p>09/11/22</text:p>
          </table:table-cell>
          <table:table-cell office:value-type="time" office:time-value="PT206H0M0S" table:style-name="ce5">
            <text:p>02:00:00 PM</text:p>
          </table:table-cell>
          <table:table-cell office:value-type="time" office:time-value="PT208H0M0S" table:style-name="ce5">
            <text:p>04:00:00 PM</text:p>
          </table:table-cell>
          <table:table-cell office:value-type="time" office:time-value="PT2H0M0S" table:formula="of:=[.D3]-[.C3]" table:style-name="ce6">
            <text:p>02:00:00</text:p>
          </table:table-cell>
          <table:table-cell office:value-type="string" table:style-name="ce3">
            <text:p>مغادرة</text:p>
          </table:table-cell>
          <table:table-cell table:number-columns-repeated="1637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21/11/2022</text:p>
          </table:table-cell>
          <table:table-cell office:value-type="time" office:time-value="PT182H0M0S" table:style-name="ce5">
            <text:p>02:00:00 PM</text:p>
          </table:table-cell>
          <table:table-cell office:value-type="time" office:time-value="PT184H0M0S" table:style-name="ce5">
            <text:p>04:00:00 PM</text:p>
          </table:table-cell>
          <table:table-cell office:value-type="time" office:time-value="PT2H0M0S" table:formula="of:=[.D4]-[.C4]" table:style-name="ce6">
            <text:p>02:00:00</text:p>
          </table:table-cell>
          <table:table-cell office:value-type="string" table:style-name="ce3">
            <text:p>مغادرة</text:p>
          </table:table-cell>
          <table:table-cell table:number-columns-repeated="1637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23/11/2022</text:p>
          </table:table-cell>
          <table:table-cell office:value-type="time" office:time-value="PT158H0M0S" table:style-name="ce5">
            <text:p>02:00:00 PM</text:p>
          </table:table-cell>
          <table:table-cell office:value-type="time" office:time-value="PT160H0M0S" table:style-name="ce5">
            <text:p>04:00:00 PM</text:p>
          </table:table-cell>
          <table:table-cell office:value-type="time" office:time-value="PT2H0M0S" table:formula="of:=[.D5]-[.C5]" table:style-name="ce6">
            <text:p>02:00:00</text:p>
          </table:table-cell>
          <table:table-cell office:value-type="string" table:style-name="ce3">
            <text:p>مغادرة</text:p>
          </table:table-cell>
          <table:table-cell table:number-columns-repeated="16378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28/11/2022</text:p>
          </table:table-cell>
          <table:table-cell office:value-type="time" office:time-value="PT134H0M0S" table:style-name="ce5">
            <text:p>02:00:00 PM</text:p>
          </table:table-cell>
          <table:table-cell office:value-type="time" office:time-value="PT136H0M0S" table:style-name="ce5">
            <text:p>04:00:00 PM</text:p>
          </table:table-cell>
          <table:table-cell office:value-type="time" office:time-value="PT2H0M0S" table:formula="of:=[.D6]-[.C6]" table:style-name="ce6">
            <text:p>02:00:00</text:p>
          </table:table-cell>
          <table:table-cell office:value-type="string" table:style-name="ce3">
            <text:p>مغادرة</text:p>
          </table:table-cell>
          <table:table-cell table:number-columns-repeated="16378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30/11/2022</text:p>
          </table:table-cell>
          <table:table-cell office:value-type="time" office:time-value="PT110H0M0S" table:style-name="ce5">
            <text:p>02:00:00 PM</text:p>
          </table:table-cell>
          <table:table-cell office:value-type="time" office:time-value="PT112H0M0S" table:style-name="ce5">
            <text:p>04:00:00 PM</text:p>
          </table:table-cell>
          <table:table-cell office:value-type="time" office:time-value="PT2H0M0S" table:formula="of:=[.D7]-[.C7]" table:style-name="ce6">
            <text:p>02:00:00</text:p>
          </table:table-cell>
          <table:table-cell office:value-type="string" table:style-name="ce3">
            <text:p>مغادرة</text:p>
          </table:table-cell>
          <table:table-cell table:number-columns-repeated="16378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date" office:date-value="2022-05-12T00:00:00" table:style-name="ce4">
            <text:p>05/12/22</text:p>
          </table:table-cell>
          <table:table-cell office:value-type="time" office:time-value="PT86H0M0S" table:style-name="ce5">
            <text:p>02:00:00 PM</text:p>
          </table:table-cell>
          <table:table-cell office:value-type="time" office:time-value="PT88H0M0S" table:style-name="ce5">
            <text:p>04:00:00 PM</text:p>
          </table:table-cell>
          <table:table-cell office:value-type="time" office:time-value="PT2H0M0S" table:formula="of:=[.D8]-[.C8]" table:style-name="ce6">
            <text:p>02:00:00</text:p>
          </table:table-cell>
          <table:table-cell office:value-type="string" table:style-name="ce3">
            <text:p>مغادرة</text:p>
          </table:table-cell>
          <table:table-cell table:number-columns-repeated="16378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date" office:date-value="2022-07-12T00:00:00" table:style-name="ce4">
            <text:p>07/12/22</text:p>
          </table:table-cell>
          <table:table-cell office:value-type="time" office:time-value="PT62H0M0S" table:style-name="ce5">
            <text:p>02:00:00 PM</text:p>
          </table:table-cell>
          <table:table-cell office:value-type="time" office:time-value="PT64H0M0S" table:style-name="ce5">
            <text:p>04:00:00 PM</text:p>
          </table:table-cell>
          <table:table-cell office:value-type="time" office:time-value="PT2H0M0S" table:formula="of:=[.D9]-[.C9]" table:style-name="ce6">
            <text:p>02:00:00</text:p>
          </table:table-cell>
          <table:table-cell office:value-type="string" table:style-name="ce3">
            <text:p>مغادرة</text:p>
          </table:table-cell>
          <table:table-cell table:number-columns-repeated="16378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date" office:date-value="2022-12-12T00:00:00" table:style-name="ce4">
            <text:p>12/12/22</text:p>
          </table:table-cell>
          <table:table-cell office:value-type="time" office:time-value="PT38H0M0S" table:style-name="ce5">
            <text:p>02:00:00 PM</text:p>
          </table:table-cell>
          <table:table-cell office:value-type="time" office:time-value="PT40H0M0S" table:style-name="ce5">
            <text:p>04:00:00 PM</text:p>
          </table:table-cell>
          <table:table-cell office:value-type="time" office:time-value="PT2H0M0S" table:formula="of:=[.D10]-[.C10]" table:style-name="ce6">
            <text:p>02:00:00</text:p>
          </table:table-cell>
          <table:table-cell office:value-type="string" table:style-name="ce3">
            <text:p>مغادرة</text:p>
          </table:table-cell>
          <table:table-cell table:number-columns-repeated="16378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14/12/2022</text:p>
          </table:table-cell>
          <table:table-cell office:value-type="time" office:time-value="PT14H0M0S" table:style-name="ce5">
            <text:p>02:00:00 PM</text:p>
          </table:table-cell>
          <table:table-cell office:value-type="time" office:time-value="PT16H0M0S" table:style-name="ce5">
            <text:p>04:00:00 PM</text:p>
          </table:table-cell>
          <table:table-cell office:value-type="time" office:time-value="PT2H0M0S" table:formula="of:=[.D11]-[.C11]" table:style-name="ce6">
            <text:p>02:00:00</text:p>
          </table:table-cell>
          <table:table-cell office:value-type="string" table:style-name="ce3">
            <text:p>مغادرة</text:p>
          </table:table-cell>
          <table:table-cell table:number-columns-repeated="16378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25/2/2023</text:p>
          </table:table-cell>
          <table:table-cell office:value-type="time" office:time-value="PT10H0M0S" table:style-name="ce5">
            <text:p>10:00:00 AM</text:p>
          </table:table-cell>
          <table:table-cell office:value-type="time" office:time-value="PT15H0M0S" table:style-name="ce5">
            <text:p>03:00:00 PM</text:p>
          </table:table-cell>
          <table:table-cell office:value-type="time" office:time-value="PT5H0M0S" table:formula="of:=[.D12]-[.C12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date" office:date-value="2023-04-03T00:00:00" table:style-name="ce4">
            <text:p>04/03/23</text:p>
          </table:table-cell>
          <table:table-cell office:value-type="time" office:time-value="PT34H0M0S" table:style-name="ce5">
            <text:p>10:00:00 AM</text:p>
          </table:table-cell>
          <table:table-cell office:value-type="time" office:time-value="PT39H0M0S" table:style-name="ce5">
            <text:p>03:00:00 PM</text:p>
          </table:table-cell>
          <table:table-cell office:value-type="time" office:time-value="PT5H0M0S" table:formula="of:=[.D13]-[.C13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7">
            <text:p>11/3/2023</text:p>
          </table:table-cell>
          <table:table-cell office:value-type="time" office:time-value="PT58H0M0S" table:style-name="ce5">
            <text:p>10:00:00 AM</text:p>
          </table:table-cell>
          <table:table-cell office:value-type="time" office:time-value="PT63H0M0S" table:style-name="ce5">
            <text:p>03:00:00 PM</text:p>
          </table:table-cell>
          <table:table-cell office:value-type="time" office:time-value="PT5H0M0S" table:formula="of:=[.D14]-[.C14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7">
            <text:p>18/3/2023</text:p>
          </table:table-cell>
          <table:table-cell office:value-type="time" office:time-value="PT82H0M0S" table:style-name="ce5">
            <text:p>10:00:00 AM</text:p>
          </table:table-cell>
          <table:table-cell office:value-type="time" office:time-value="PT87H0M0S" table:style-name="ce5">
            <text:p>03:00:00 PM</text:p>
          </table:table-cell>
          <table:table-cell office:value-type="time" office:time-value="PT5H0M0S" table:formula="of:=[.D15]-[.C15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7">
            <text:p>25/3/2023</text:p>
          </table:table-cell>
          <table:table-cell office:value-type="time" office:time-value="PT106H0M0S" table:style-name="ce5">
            <text:p>10:00:00 AM</text:p>
          </table:table-cell>
          <table:table-cell office:value-type="time" office:time-value="PT111H0M0S" table:style-name="ce5">
            <text:p>03:00:00 PM</text:p>
          </table:table-cell>
          <table:table-cell office:value-type="time" office:time-value="PT5H0M0S" table:formula="of:=[.D16]-[.C16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7">
            <text:p>1/4/2023</text:p>
          </table:table-cell>
          <table:table-cell office:value-type="time" office:time-value="PT130H0M0S" table:style-name="ce5">
            <text:p>10:00:00 AM</text:p>
          </table:table-cell>
          <table:table-cell office:value-type="time" office:time-value="PT135H0M0S" table:style-name="ce5">
            <text:p>03:00:00 PM</text:p>
          </table:table-cell>
          <table:table-cell office:value-type="time" office:time-value="PT5H0M0S" table:formula="of:=[.D17]-[.C17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7">
            <text:p>8/4/2023</text:p>
          </table:table-cell>
          <table:table-cell office:value-type="time" office:time-value="PT154H0M0S" table:style-name="ce5">
            <text:p>10:00:00 AM</text:p>
          </table:table-cell>
          <table:table-cell office:value-type="time" office:time-value="PT159H0M0S" table:style-name="ce5">
            <text:p>03:00:00 PM</text:p>
          </table:table-cell>
          <table:table-cell office:value-type="time" office:time-value="PT5H0M0S" table:formula="of:=[.D18]-[.C18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7">
            <text:p>29/4/2023</text:p>
          </table:table-cell>
          <table:table-cell office:value-type="time" office:time-value="PT178H0M0S" table:style-name="ce5">
            <text:p>10:00:00 AM</text:p>
          </table:table-cell>
          <table:table-cell office:value-type="time" office:time-value="PT183H0M0S" table:style-name="ce5">
            <text:p>03:00:00 PM</text:p>
          </table:table-cell>
          <table:table-cell office:value-type="time" office:time-value="PT5H0M0S" table:formula="of:=[.D19]-[.C19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7">
            <text:p>6/5/2023</text:p>
          </table:table-cell>
          <table:table-cell office:value-type="time" office:time-value="PT202H0M0S" table:style-name="ce5">
            <text:p>10:00:00 AM</text:p>
          </table:table-cell>
          <table:table-cell office:value-type="time" office:time-value="PT207H0M0S" table:style-name="ce5">
            <text:p>03:00:00 PM</text:p>
          </table:table-cell>
          <table:table-cell office:value-type="time" office:time-value="PT5H0M0S" table:formula="of:=[.D20]-[.C20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date" office:date-value="2023-08-07T00:00:00" table:style-name="ce4">
            <text:p>08/07/23</text:p>
          </table:table-cell>
          <table:table-cell office:value-type="time" office:time-value="PT226H0M0S" table:style-name="ce5">
            <text:p>10:00:00 AM</text:p>
          </table:table-cell>
          <table:table-cell office:value-type="time" office:time-value="PT231H0M0S" table:style-name="ce5">
            <text:p>03:00:00 PM</text:p>
          </table:table-cell>
          <table:table-cell office:value-type="time" office:time-value="PT5H0M0S" table:formula="of:=[.D21]-[.C21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15/7/2023</text:p>
          </table:table-cell>
          <table:table-cell office:value-type="time" office:time-value="PT250H0M0S" table:style-name="ce5">
            <text:p>10:00:00 AM</text:p>
          </table:table-cell>
          <table:table-cell office:value-type="time" office:time-value="PT254H0M0S" table:style-name="ce5">
            <text:p>02:00:00 PM</text:p>
          </table:table-cell>
          <table:table-cell office:value-type="time" office:time-value="PT4H0M0S" table:formula="of:=[.D22]-[.C22]" table:style-name="ce6">
            <text:p>04:00:00</text:p>
          </table:table-cell>
          <table:table-cell office:value-type="string" table:style-name="ce3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22/7/2023</text:p>
          </table:table-cell>
          <table:table-cell office:value-type="time" office:time-value="PT274H0M0S" table:style-name="ce5">
            <text:p>10:00:00 AM</text:p>
          </table:table-cell>
          <table:table-cell office:value-type="time" office:time-value="PT278H0M0S" table:style-name="ce5">
            <text:p>02:00:00 PM</text:p>
          </table:table-cell>
          <table:table-cell office:value-type="time" office:time-value="PT4H0M0S" table:formula="of:=[.D23]-[.C23]" table:style-name="ce6">
            <text:p>04:00:00</text:p>
          </table:table-cell>
          <table:table-cell office:value-type="string" table:style-name="ce3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29/7/2023</text:p>
          </table:table-cell>
          <table:table-cell office:value-type="time" office:time-value="PT298H0M0S" table:style-name="ce5">
            <text:p>10:00:00 AM</text:p>
          </table:table-cell>
          <table:table-cell office:value-type="time" office:time-value="PT302H0M0S" table:style-name="ce5">
            <text:p>02:00:00 PM</text:p>
          </table:table-cell>
          <table:table-cell office:value-type="time" office:time-value="PT4H0M0S" table:formula="of:=[.D24]-[.C24]" table:style-name="ce6">
            <text:p>04:00:00</text:p>
          </table:table-cell>
          <table:table-cell office:value-type="string" table:style-name="ce3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date" office:date-value="2023-05-08T00:00:00" table:style-name="ce4">
            <text:p>05/08/23</text:p>
          </table:table-cell>
          <table:table-cell office:value-type="time" office:time-value="PT394H0M0S" table:style-name="ce5">
            <text:p>10:00:00 AM</text:p>
          </table:table-cell>
          <table:table-cell office:value-type="time" office:time-value="PT398H0M0S" table:style-name="ce5">
            <text:p>02:00:00 PM</text:p>
          </table:table-cell>
          <table:table-cell office:value-type="time" office:time-value="PT4H0M0S" table:formula="of:=[.D25]-[.C25]" table:style-name="ce6">
            <text:p>04:00:00</text:p>
          </table:table-cell>
          <table:table-cell office:value-type="string" table:style-name="ce3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date" office:date-value="2023-12-08T00:00:00" table:style-name="ce4">
            <text:p>12/08/23</text:p>
          </table:table-cell>
          <table:table-cell office:value-type="time" office:time-value="PT394H0M0S" table:style-name="ce5">
            <text:p>10:00:00 AM</text:p>
          </table:table-cell>
          <table:table-cell office:value-type="time" office:time-value="PT398H0M0S" table:style-name="ce5">
            <text:p>02:00:00 PM</text:p>
          </table:table-cell>
          <table:table-cell office:value-type="time" office:time-value="PT4H0M0S" table:formula="of:=[.D26]-[.C26]" table:style-name="ce6">
            <text:p>04:00:00</text:p>
          </table:table-cell>
          <table:table-cell office:value-type="string" table:style-name="ce3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4">
            <text:p>26/8/2023</text:p>
          </table:table-cell>
          <table:table-cell office:value-type="time" office:time-value="PT394H0M0S" table:style-name="ce5">
            <text:p>10:00:00 AM</text:p>
          </table:table-cell>
          <table:table-cell office:value-type="time" office:time-value="PT398H0M0S" table:style-name="ce5">
            <text:p>02:00:00 PM</text:p>
          </table:table-cell>
          <table:table-cell office:value-type="time" office:time-value="PT4H0M0S" table:formula="of:=[.D27]-[.C27]" table:style-name="ce6">
            <text:p>04:00:00</text:p>
          </table:table-cell>
          <table:table-cell office:value-type="string" table:style-name="ce10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date" office:date-value="2023-09-09T00:00:00" table:style-name="ce9">
            <text:p>9/9/2023</text:p>
          </table:table-cell>
          <table:table-cell office:value-type="time" office:time-value="PT392H0M0S" table:style-name="ce5">
            <text:p>08:00:00 AM</text:p>
          </table:table-cell>
          <table:table-cell office:value-type="time" office:time-value="PT395H0M0S" table:style-name="ce5">
            <text:p>11:00:00 AM</text:p>
          </table:table-cell>
          <table:table-cell office:value-type="time" office:time-value="PT3H0M0S" table:formula="of:=[.D28]-[.C28]" table:style-name="ce13">
            <text:p>03:00:00</text:p>
          </table:table-cell>
          <table:table-cell office:value-type="string" table:style-name="ce15">
            <text:p>سبت</text:p>
          </table:table-cell>
          <table:table-cell table:style-name="ce12"/>
          <table:table-cell table:number-columns-repeated="16377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8">
            <text:p>23/9/2023</text:p>
          </table:table-cell>
          <table:table-cell office:value-type="time" office:time-value="PT392H0M0S" table:style-name="ce5">
            <text:p>08:00:00 AM</text:p>
          </table:table-cell>
          <table:table-cell office:value-type="time" office:time-value="PT395H0M0S" table:style-name="ce5">
            <text:p>11:00:00 AM</text:p>
          </table:table-cell>
          <table:table-cell office:value-type="time" office:time-value="PT3H0M0S" table:formula="of:=[.D29]-[.C29]" table:style-name="ce6">
            <text:p>03:00:00</text:p>
          </table:table-cell>
          <table:table-cell office:value-type="string" table:style-name="ce14">
            <text:p>سبت</text:p>
          </table:table-cell>
          <table:table-cell table:number-columns-repeated="16378" table:style-name="ce1"/>
        </table:table-row>
        <table:table-row table:style-name="ro2">
          <table:table-cell office:value-type="string" table:number-columns-spanned="4" table:number-rows-spanned="1" table:style-name="ce16">
            <text:p>Total</text:p>
          </table:table-cell>
          <table:covered-table-cell table:number-columns-repeated="3"/>
          <table:table-cell office:value-type="time" office:time-value="PT100H0M0S" table:formula="of:=SUM([.E2:.E29])" table:style-name="ce6">
            <text:p>100:00:00</text:p>
          </table:table-cell>
          <table:table-cell table:style-name="ce3"/>
          <table:table-cell table:number-columns-repeated="16378" table:style-name="ce1"/>
        </table:table-row>
        <table:table-row table:style-name="ro2">
          <table:table-cell table:style-name="ce1"/>
          <table:table-cell table:style-name="ce8"/>
          <table:table-cell table:number-columns-repeated="3" table:style-name="ce1"/>
          <table:table-cell table:style-name="ce11"/>
          <table:table-cell table:number-columns-repeated="16378" table:style-name="ce1"/>
        </table:table-row>
        <table:table-row table:number-rows-repeated="1048545" table:style-name="ro3">
          <table:table-cell table:number-columns-repeated="16384"/>
        </table:table-row>
      </table:table>
      <table:table table:name="CCNA6-2023" table:style-name="ta2">
        <table:table-column table:style-name="co1" table:default-cell-style-name="ce1"/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Num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Start Time</text:p>
          </table:table-cell>
          <table:table-cell office:value-type="string" table:style-name="ce2">
            <text:p>End Time</text:p>
          </table:table-cell>
          <table:table-cell office:value-type="string" table:style-name="ce2">
            <text:p>Duration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date" office:date-value="2023-11-07T00:00:00" table:style-name="ce4">
            <text:p>11/07/23</text:p>
          </table:table-cell>
          <table:table-cell office:value-type="time" office:time-value="PT9H0M0S" table:style-name="ce5">
            <text:p>09:00:00 AM</text:p>
          </table:table-cell>
          <table:table-cell office:value-type="time" office:time-value="PT14H0M0S" table:style-name="ce5">
            <text:p>02:00:00 PM</text:p>
          </table:table-cell>
          <table:table-cell office:value-type="time" office:time-value="PT5H0M0S" table:formula="of:=[.D2]-[.C2]" table:style-name="ce6">
            <text:p>05:00:00</text:p>
          </table:table-cell>
          <table:table-cell office:value-type="string" table:style-name="ce3">
            <text:p>اجازة</text:p>
          </table:table-cell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4">
            <text:p>25/07/2023</text:p>
          </table:table-cell>
          <table:table-cell office:value-type="time" office:time-value="PT33H0M0S" table:style-name="ce5">
            <text:p>09:00:00 AM</text:p>
          </table:table-cell>
          <table:table-cell office:value-type="time" office:time-value="PT38H0M0S" table:style-name="ce5">
            <text:p>02:00:00 PM</text:p>
          </table:table-cell>
          <table:table-cell office:value-type="time" office:time-value="PT5H0M0S" table:formula="of:=[.D3]-[.C3]" table:style-name="ce6">
            <text:p>05:00:00</text:p>
          </table:table-cell>
          <table:table-cell office:value-type="string" table:style-name="ce3">
            <text:p>اجازة</text:p>
          </table:table-cell>
          <table:table-cell table:number-columns-repeated="1637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date" office:date-value="2023-01-08T00:00:00" table:style-name="ce4">
            <text:p>01/08/23</text:p>
          </table:table-cell>
          <table:table-cell office:value-type="time" office:time-value="PT57H0M0S" table:style-name="ce5">
            <text:p>09:00:00 AM</text:p>
          </table:table-cell>
          <table:table-cell office:value-type="time" office:time-value="PT62H0M0S" table:style-name="ce5">
            <text:p>02:00:00 PM</text:p>
          </table:table-cell>
          <table:table-cell office:value-type="time" office:time-value="PT5H0M0S" table:formula="of:=[.D4]-[.C4]" table:style-name="ce6">
            <text:p>05:00:00</text:p>
          </table:table-cell>
          <table:table-cell office:value-type="string" table:style-name="ce3">
            <text:p>اجازة</text:p>
          </table:table-cell>
          <table:table-cell table:number-columns-repeated="1637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23/9/2023</text:p>
          </table:table-cell>
          <table:table-cell office:value-type="time" office:time-value="PT57H0M0S" table:style-name="ce5">
            <text:p>09:00:00 AM</text:p>
          </table:table-cell>
          <table:table-cell office:value-type="time" office:time-value="PT62H0M0S" table:style-name="ce5">
            <text:p>02:00:00 PM</text:p>
          </table:table-cell>
          <table:table-cell office:value-type="time" office:time-value="PT5H0M0S" table:formula="of:=[.D5]-[.C5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30/9/2023</text:p>
          </table:table-cell>
          <table:table-cell office:value-type="time" office:time-value="PT57H0M0S" table:style-name="ce5">
            <text:p>09:00:00 AM</text:p>
          </table:table-cell>
          <table:table-cell office:value-type="time" office:time-value="PT62H0M0S" table:style-name="ce5">
            <text:p>02:00:00 PM</text:p>
          </table:table-cell>
          <table:table-cell office:value-type="time" office:time-value="PT5H0M0S" table:formula="of:=[.D6]-[.C6]" table:style-name="ce6">
            <text:p>05:00:00</text:p>
          </table:table-cell>
          <table:table-cell office:value-type="string" table:style-name="ce3">
            <text:p>سبت</text:p>
          </table:table-cell>
          <table:table-cell table:number-columns-repeated="16378"/>
        </table:table-row>
        <table:table-row table:style-name="ro2">
          <table:table-cell office:value-type="float" office:value="6" table:style-name="ce3">
            <text:p>6</text:p>
          </table:table-cell>
          <table:table-cell table:style-name="ce3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7" table:style-name="ce3">
            <text:p>7</text:p>
          </table:table-cell>
          <table:table-cell table:style-name="ce4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8" table:style-name="ce3">
            <text:p>8</text:p>
          </table:table-cell>
          <table:table-cell table:style-name="ce4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9" table:style-name="ce3">
            <text:p>9</text:p>
          </table:table-cell>
          <table:table-cell table:style-name="ce4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10" table:style-name="ce3">
            <text:p>10</text:p>
          </table:table-cell>
          <table:table-cell table:style-name="ce3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11" table:style-name="ce3">
            <text:p>11</text:p>
          </table:table-cell>
          <table:table-cell table:style-name="ce3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12" table:style-name="ce3">
            <text:p>12</text:p>
          </table:table-cell>
          <table:table-cell table:style-name="ce4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13" table:style-name="ce3">
            <text:p>13</text:p>
          </table:table-cell>
          <table:table-cell table:style-name="ce7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14" table:style-name="ce3">
            <text:p>14</text:p>
          </table:table-cell>
          <table:table-cell table:style-name="ce7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15" table:style-name="ce3">
            <text:p>15</text:p>
          </table:table-cell>
          <table:table-cell table:style-name="ce7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16" table:style-name="ce3">
            <text:p>16</text:p>
          </table:table-cell>
          <table:table-cell table:style-name="ce7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17" table:style-name="ce3">
            <text:p>17</text:p>
          </table:table-cell>
          <table:table-cell table:style-name="ce7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18" table:style-name="ce3">
            <text:p>18</text:p>
          </table:table-cell>
          <table:table-cell table:style-name="ce7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19" table:style-name="ce3">
            <text:p>19</text:p>
          </table:table-cell>
          <table:table-cell table:style-name="ce7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20" table:style-name="ce3">
            <text:p>20</text:p>
          </table:table-cell>
          <table:table-cell table:style-name="ce4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21" table:style-name="ce3">
            <text:p>21</text:p>
          </table:table-cell>
          <table:table-cell table:style-name="ce3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22" table:style-name="ce3">
            <text:p>22</text:p>
          </table:table-cell>
          <table:table-cell table:style-name="ce3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23" table:style-name="ce3">
            <text:p>23</text:p>
          </table:table-cell>
          <table:table-cell table:style-name="ce3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24" table:style-name="ce3">
            <text:p>24</text:p>
          </table:table-cell>
          <table:table-cell table:style-name="ce4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25" table:style-name="ce3">
            <text:p>25</text:p>
          </table:table-cell>
          <table:table-cell table:style-name="ce4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office:value-type="float" office:value="26" table:style-name="ce3">
            <text:p>26</text:p>
          </table:table-cell>
          <table:table-cell table:style-name="ce4"/>
          <table:table-cell table:number-columns-repeated="2" table:style-name="ce5"/>
          <table:table-cell table:style-name="ce6"/>
          <table:table-cell table:style-name="ce3"/>
          <table:table-cell table:number-columns-repeated="16378"/>
        </table:table-row>
        <table:table-row table:style-name="ro2">
          <table:table-cell table:number-columns-repeated="4" table:style-name="ce3"/>
          <table:table-cell office:value-type="time" office:time-value="PT25H0M0S" table:formula="of:=SUM([.E2:.E27])" table:style-name="ce6">
            <text:p>25:00:00</text:p>
          </table:table-cell>
          <table:table-cell table:style-name="ce3"/>
          <table:table-cell table:number-columns-repeated="16378"/>
        </table:table-row>
        <table:table-row table:number-rows-repeated="1048548" table:style-name="ro3">
          <table:table-cell table:number-columns-repeated="16384"/>
        </table:table-row>
      </table:table>
      <table:database-ranges>
        <table:database-range table:target-range-address="CCNA10-2022.A1:CCNA10-2022.F12" table:name="__Anonymous_Sheet_DB__0">
          <table:sort>
            <table:sort-by table:field-number="1"/>
          </table:sort>
        </table:database-range>
        <table:database-range table:target-range-address="CCNA6-2023.A1:CCNA6-2023.F12" table:name="__Anonymous_Sheet_DB__1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1in" fo:margin-right="1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1in" fo:margin-right="1in" fo:margin-bottom="0in"/>
      </style:header-style>
      <style:footer-style>
        <style:header-footer-properties fo:min-height="0.5in" fo:margin-left="1in" fo:margin-right="1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Ibrahim</dc:creator>
    <meta:creation-date>2023-02-09T08:32:07Z</meta:creation-date>
    <dc:date>2023-10-15T09:25:56Z</dc:date>
    <meta:print-date>2023-10-15T09:25:05Z</meta:print-date>
    <meta:editing-cycles>9</meta:editing-cycles>
    <meta:editing-duration>PT1916S</meta:editing-duration>
  </office:meta>
</office:document-meta>
</file>